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3838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7"/>
        <table:table-column table:style-name="co2" table:default-cell-style-name="ce7"/>
        <table:table-column table:style-name="co1" table:number-columns-repeated="1017" table:default-cell-style-name="ce7"/>
        <table:table-row table:style-name="ro1">
          <table:table-cell table:style-name="ce1" office:value-type="string" calcext:value-type="string" table:number-columns-spanned="2" table:number-rows-spanned="1">
            <text:p>TG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F</text:p>
          </table:table-cell>
          <table:covered-table-cell/>
          <table:table-cell table:number-columns-repeated="101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TGT connecting with REF</text:p>
          </table:table-cell>
          <table:covered-table-cell table:number-columns-repeated="4"/>
          <table:table-cell/>
          <table:table-cell table:style-name="ce2" office:value-type="string" calcext:value-type="string">
            <text:p>ROW NU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TG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F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9" office:value-type="string" calcext:value-type="string">
            <text:p>identifiers for the sake of discussion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9" office:value-type="string" calcext:value-type="string">
            <text:p>identifiers for the sake of discussion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TGT connecting with REF</text:p>
          </table:table-cell>
          <table:covered-table-cell table:number-columns-repeated="6"/>
          <table:table-cell/>
          <table:table-cell table:style-name="ce2" office:value-type="string" calcext:value-type="string">
            <text:p>ROW NUM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/>
          <table:table-cell table:style-name="ce2" table:number-columns-repeated="2"/>
          <table:table-cell table:style-name="ce5"/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10" table:number-rows-spanned="7">
            <text:p>PROBABLE REASON</text:p>
          </table:table-cell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TG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F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9" office:value-type="string" calcext:value-type="string">
            <text:p>identifiers for the sake of discussion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9" office:value-type="string" calcext:value-type="string">
            <text:p>identifiers for the sake of discussion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TGT connecting with REF</text:p>
          </table:table-cell>
          <table:covered-table-cell table:number-columns-repeated="6"/>
          <table:table-cell/>
          <table:table-cell table:style-name="ce2" office:value-type="string" calcext:value-type="string">
            <text:p>ROW NUM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/>
          <table:table-cell table:style-name="ce2" table:number-columns-repeated="2"/>
          <table:table-cell table:style-name="ce5"/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TG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F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9" office:value-type="string" calcext:value-type="string">
            <text:p>identifiers for the sake of discussion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9" office:value-type="string" calcext:value-type="string">
            <text:p>identifiers for the sake of discussion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TGT connecting with REF</text:p>
          </table:table-cell>
          <table:covered-table-cell table:number-columns-repeated="6"/>
          <table:table-cell/>
          <table:table-cell table:style-name="ce2" office:value-type="string" calcext:value-type="string">
            <text:p>ROW NUM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/>
          <table:table-cell table:style-name="ce2" table:number-columns-repeated="2"/>
          <table:table-cell table:style-name="ce5"/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TG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F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9" office:value-type="string" calcext:value-type="string">
            <text:p>identifiers for the sake of discussion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9" office:value-type="string" calcext:value-type="string">
            <text:p>identifiers for the sake of discussion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TGT connecting with REF</text:p>
          </table:table-cell>
          <table:covered-table-cell table:number-columns-repeated="6"/>
          <table:table-cell/>
          <table:table-cell table:style-name="ce2" office:value-type="string" calcext:value-type="string">
            <text:p>ROW NUM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/>
          <table:table-cell table:style-name="ce2" table:number-columns-repeated="2"/>
          <table:table-cell table:style-name="ce5"/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TG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F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9" office:value-type="string" calcext:value-type="string">
            <text:p>identifiers for the sake of discussion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9" office:value-type="string" calcext:value-type="string">
            <text:p>identifiers for the sake of discussion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TGT connecting with REF</text:p>
          </table:table-cell>
          <table:covered-table-cell table:number-columns-repeated="6"/>
          <table:table-cell/>
          <table:table-cell table:style-name="ce2" office:value-type="string" calcext:value-type="string">
            <text:p>ROW NUM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/>
          <table:table-cell table:style-name="ce2" table:number-columns-repeated="2"/>
          <table:table-cell table:style-name="ce5"/>
          <table:table-cell/>
          <table:table-cell table:style-name="ce2"/>
          <table:table-cell table:number-columns-repeated="1015"/>
        </table:table-row>
        <table:table-row table:style-name="ro1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c</text:p>
          </table:table-cell>
          <table:table-cell/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chennai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string" calcext:value-type="string">
            <text:p>naveen</text:p>
          </table:table-cell>
          <table:table-cell table:style-name="ce2" office:value-type="string" calcext:value-type="string">
            <text:p>delhi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2" office:value-type="string" calcext:value-type="string">
            <text:p>raju</text:p>
          </table:table-cell>
          <table:table-cell table:style-name="ce2" office:value-type="string" calcext:value-type="string">
            <text:p>kochi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6T16:36:19.524217051</dc:date>
    <meta:editing-duration>PT24M40S</meta:editing-duration>
    <meta:editing-cycles>13</meta:editing-cycles>
    <meta:generator>LibreOffice/7.3.7.2$Linux_X86_64 LibreOffice_project/30$Build-2</meta:generator>
    <meta:document-statistic meta:table-count="1" meta:cell-count="619" meta:object-count="0"/>
  </office:meta>
</office:document-meta>
</file>